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use-window-font-color="true" fo:font-size="12pt" officeooo:rsid="006f5de4" officeooo:paragraph-rsid="0091d18d" style:font-size-asian="12pt" style:font-size-complex="12pt"/>
    </style:style>
    <style:style style:name="P2" style:family="paragraph" style:parent-style-name="Standard">
      <style:paragraph-properties fo:text-align="justify" style:justify-single-word="false"/>
      <style:text-properties style:use-window-font-color="true" fo:font-size="12pt" officeooo:rsid="00851c84" officeooo:paragraph-rsid="00851c84" style:font-size-asian="12pt" style:font-size-complex="12pt"/>
    </style:style>
    <style:style style:name="P3" style:family="paragraph" style:parent-style-name="Standard">
      <style:paragraph-properties fo:text-align="justify" style:justify-single-word="false"/>
      <style:text-properties style:use-window-font-color="true" fo:font-size="12pt" officeooo:rsid="00851c84" officeooo:paragraph-rsid="0090e63c" style:font-size-asian="12pt" style:font-size-complex="12pt"/>
    </style:style>
    <style:style style:name="P4" style:family="paragraph" style:parent-style-name="Standard">
      <style:paragraph-properties fo:text-align="justify" style:justify-single-word="false"/>
      <style:text-properties style:use-window-font-color="true" fo:font-size="12pt" officeooo:rsid="00851c84" officeooo:paragraph-rsid="00a1ad43" style:font-size-asian="12pt" style:font-size-complex="12pt"/>
    </style:style>
    <style:style style:name="P5" style:family="paragraph" style:parent-style-name="Standard">
      <style:paragraph-properties fo:text-align="justify" style:justify-single-word="false"/>
      <style:text-properties style:use-window-font-color="true" fo:font-size="12pt" officeooo:rsid="00812f73" officeooo:paragraph-rsid="00851c84" style:font-size-asian="12pt" style:font-size-complex="12pt"/>
    </style:style>
    <style:style style:name="P6" style:family="paragraph" style:parent-style-name="Standard">
      <style:paragraph-properties fo:text-align="justify" style:justify-single-word="false"/>
      <style:text-properties style:use-window-font-color="true" fo:font-size="12pt" officeooo:rsid="00812f73" officeooo:paragraph-rsid="0091d18d" style:font-size-asian="12pt" style:font-size-complex="12pt"/>
    </style:style>
    <style:style style:name="P7" style:family="paragraph" style:parent-style-name="Standard">
      <style:paragraph-properties fo:text-align="justify" style:justify-single-word="false"/>
      <style:text-properties style:use-window-font-color="true" fo:font-size="12pt" officeooo:rsid="00812f73" officeooo:paragraph-rsid="00a0c580" style:font-size-asian="12pt" style:font-size-complex="12pt"/>
    </style:style>
    <style:style style:name="P8" style:family="paragraph" style:parent-style-name="Standard">
      <style:paragraph-properties fo:text-align="justify" style:justify-single-word="false"/>
      <style:text-properties style:use-window-font-color="true" fo:font-size="12pt" officeooo:rsid="00842782" officeooo:paragraph-rsid="00851c84" style:font-size-asian="12pt" style:font-size-complex="12pt"/>
    </style:style>
    <style:style style:name="P9" style:family="paragraph" style:parent-style-name="Standard">
      <style:paragraph-properties fo:text-align="justify" style:justify-single-word="false"/>
      <style:text-properties style:use-window-font-color="true" fo:font-size="12pt" officeooo:rsid="00842782" officeooo:paragraph-rsid="00842782" style:font-size-asian="12pt" style:font-size-complex="12pt"/>
    </style:style>
    <style:style style:name="P10" style:family="paragraph" style:parent-style-name="Standard">
      <style:paragraph-properties fo:text-align="justify" style:justify-single-word="false"/>
      <style:text-properties style:use-window-font-color="true" fo:font-size="12pt" officeooo:rsid="00842782" officeooo:paragraph-rsid="0088ef1a" style:font-size-asian="12pt" style:font-size-complex="12pt"/>
    </style:style>
    <style:style style:name="P11" style:family="paragraph" style:parent-style-name="Standard">
      <style:paragraph-properties fo:text-align="justify" style:justify-single-word="false"/>
      <style:text-properties style:use-window-font-color="true" fo:font-size="12pt" officeooo:rsid="00819585" officeooo:paragraph-rsid="00854e9b" style:font-size-asian="12pt" style:font-size-complex="12pt"/>
    </style:style>
    <style:style style:name="P12" style:family="paragraph" style:parent-style-name="Standard">
      <style:paragraph-properties fo:text-align="justify" style:justify-single-word="false"/>
      <style:text-properties style:use-window-font-color="true" fo:font-size="12pt" officeooo:rsid="00819585" officeooo:paragraph-rsid="00819585" style:font-size-asian="12pt" style:font-size-complex="12pt"/>
    </style:style>
    <style:style style:name="P13" style:family="paragraph" style:parent-style-name="Standard">
      <style:paragraph-properties fo:text-align="justify" style:justify-single-word="false"/>
      <style:text-properties style:use-window-font-color="true" fo:font-size="12pt" officeooo:rsid="00819585" officeooo:paragraph-rsid="0082ddaa" style:font-size-asian="12pt" style:font-size-complex="12pt"/>
    </style:style>
    <style:style style:name="P14" style:family="paragraph" style:parent-style-name="Standard">
      <style:paragraph-properties fo:text-align="justify" style:justify-single-word="false"/>
      <style:text-properties style:use-window-font-color="true" fo:font-size="12pt" officeooo:rsid="00819585" officeooo:paragraph-rsid="00812f73" style:font-size-asian="12pt" style:font-size-complex="12pt"/>
    </style:style>
    <style:style style:name="P15" style:family="paragraph" style:parent-style-name="Standard">
      <style:paragraph-properties fo:text-align="justify" style:justify-single-word="false"/>
      <style:text-properties style:use-window-font-color="true" fo:font-size="12pt" officeooo:rsid="00819585" officeooo:paragraph-rsid="00960f26" style:font-size-asian="12pt" style:font-size-complex="12pt"/>
    </style:style>
    <style:style style:name="P16" style:family="paragraph" style:parent-style-name="Standard">
      <style:paragraph-properties fo:text-align="justify" style:justify-single-word="false"/>
      <style:text-properties style:use-window-font-color="true" fo:font-size="12pt" officeooo:rsid="00819585" officeooo:paragraph-rsid="00a1ad43" style:font-size-asian="12pt" style:font-size-complex="12pt"/>
    </style:style>
    <style:style style:name="P17" style:family="paragraph" style:parent-style-name="Standard">
      <style:paragraph-properties fo:text-align="justify" style:justify-single-word="false"/>
      <style:text-properties style:use-window-font-color="true" fo:font-size="12pt" officeooo:paragraph-rsid="00854e9b" style:font-size-asian="12pt" style:font-size-complex="12pt"/>
    </style:style>
    <style:style style:name="P18" style:family="paragraph" style:parent-style-name="Standard">
      <style:paragraph-properties fo:text-align="justify" style:justify-single-word="false"/>
      <style:text-properties style:use-window-font-color="true" fo:font-size="12pt" fo:font-weight="bold" officeooo:rsid="00851c84" officeooo:paragraph-rsid="00851c84" style:font-size-asian="12pt" style:font-weight-asian="bold" style:font-size-complex="12pt" style:font-weight-complex="bold"/>
    </style:style>
    <style:style style:name="P19" style:family="paragraph" style:parent-style-name="Standard">
      <style:paragraph-properties fo:text-align="justify" style:justify-single-word="false"/>
      <style:text-properties style:use-window-font-color="true" fo:font-size="12pt" fo:font-weight="bold" officeooo:rsid="00851c84" officeooo:paragraph-rsid="009451df" style:font-size-asian="12pt" style:font-weight-asian="bold" style:font-size-complex="12pt" style:font-weight-complex="bold"/>
    </style:style>
    <style:style style:name="P20" style:family="paragraph" style:parent-style-name="Standard">
      <style:paragraph-properties fo:text-align="justify" style:justify-single-word="false"/>
      <style:text-properties style:use-window-font-color="true" fo:font-size="12pt" fo:font-weight="bold" officeooo:rsid="00851c84" officeooo:paragraph-rsid="0090e63c" style:font-size-asian="12pt" style:font-weight-asian="bold" style:font-size-complex="12pt" style:font-weight-complex="bold"/>
    </style:style>
    <style:style style:name="P21" style:family="paragraph" style:parent-style-name="Standard">
      <style:paragraph-properties fo:text-align="justify" style:justify-single-word="false"/>
      <style:text-properties style:use-window-font-color="true" fo:font-size="12pt" fo:font-weight="bold" officeooo:rsid="00851c84" officeooo:paragraph-rsid="00a1ad43" style:font-size-asian="12pt" style:font-weight-asian="bold" style:font-size-complex="12pt" style:font-weight-complex="bold"/>
    </style:style>
    <style:style style:name="P22" style:family="paragraph" style:parent-style-name="Standard">
      <style:paragraph-properties fo:text-align="justify" style:justify-single-word="false"/>
      <style:text-properties style:use-window-font-color="true" fo:font-size="12pt" fo:font-weight="normal" officeooo:rsid="00812f73" officeooo:paragraph-rsid="00a43b3e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text-align="justify" style:justify-single-word="false"/>
      <style:text-properties style:use-window-font-color="true" fo:font-size="12pt" fo:font-weight="normal" officeooo:rsid="00a43b3e" officeooo:paragraph-rsid="00a43b3e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text-align="justify" style:justify-single-word="false"/>
      <style:text-properties style:use-window-font-color="true" fo:font-size="12pt" fo:font-weight="normal" officeooo:rsid="006f5de4" officeooo:paragraph-rsid="00a43b3e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text-align="justify" style:justify-single-word="false"/>
      <style:text-properties style:use-window-font-color="true" fo:font-size="12pt" fo:font-weight="normal" officeooo:rsid="00819585" officeooo:paragraph-rsid="0091d18d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text-align="justify" style:justify-single-word="false"/>
      <style:text-properties style:use-window-font-color="true" style:font-name="Times New Roman" fo:font-size="12pt" officeooo:rsid="00812f73" officeooo:paragraph-rsid="00854e9b" style:font-size-asian="12pt" style:font-size-complex="12pt"/>
    </style:style>
    <style:style style:name="P27" style:family="paragraph" style:parent-style-name="Standard">
      <style:paragraph-properties fo:text-align="justify" style:justify-single-word="false"/>
      <style:text-properties style:use-window-font-color="true" style:font-name="Times New Roman" fo:font-size="12pt" officeooo:rsid="00812f73" officeooo:paragraph-rsid="00a5582a" style:font-size-asian="12pt" style:font-size-complex="12pt"/>
    </style:style>
    <style:style style:name="P28" style:family="paragraph" style:parent-style-name="Standard">
      <style:paragraph-properties fo:text-align="justify" style:justify-single-word="false"/>
      <style:text-properties style:use-window-font-color="true" style:font-name="Courier New1" fo:font-size="12pt" fo:font-weight="normal" officeooo:rsid="006f5de4" officeooo:paragraph-rsid="00a43b3e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fo:text-align="justify" style:justify-single-word="false" fo:padding="0.049cm" fo:border="0.06pt solid #000000" style:shadow="none" style:writing-mode="lr-tb"/>
      <style:text-properties style:use-window-font-color="true" style:font-name="Courier New1" fo:font-size="10pt" fo:font-weight="bold" officeooo:rsid="0084818b" officeooo:paragraph-rsid="0084818b" style:font-size-asian="10pt" style:font-weight-asian="bold" style:font-size-complex="10pt" style:font-weight-complex="bold"/>
    </style:style>
    <style:style style:name="P30" style:family="paragraph" style:parent-style-name="Standard">
      <style:paragraph-properties fo:text-align="justify" style:justify-single-word="false" fo:padding="0.049cm" fo:border="0.06pt solid #000000" style:shadow="none" style:writing-mode="lr-tb"/>
      <style:text-properties style:use-window-font-color="true" style:font-name="Courier New1" fo:font-size="10pt" fo:font-weight="bold" officeooo:rsid="0084818b" officeooo:paragraph-rsid="00a2f69a" style:font-size-asian="10pt" style:font-weight-asian="bold" style:font-size-complex="10pt" style:font-weight-complex="bold"/>
    </style:style>
    <style:style style:name="P31" style:family="paragraph" style:parent-style-name="Standard">
      <style:paragraph-properties fo:text-align="justify" style:justify-single-word="false" fo:padding="0.049cm" fo:border="0.06pt solid #000000" style:shadow="none" style:writing-mode="lr-tb"/>
      <style:text-properties style:use-window-font-color="true" style:font-name="Courier New1" fo:font-size="10pt" fo:font-weight="normal" officeooo:rsid="0084818b" officeooo:paragraph-rsid="0084818b" style:font-size-asian="10pt" style:font-weight-asian="normal" style:font-size-complex="10pt" style:font-weight-complex="normal"/>
    </style:style>
    <style:style style:name="P32" style:family="paragraph" style:parent-style-name="Standard">
      <style:paragraph-properties fo:text-align="justify" style:justify-single-word="false" fo:padding="0.049cm" fo:border="0.06pt solid #000000" style:shadow="none" style:writing-mode="lr-tb"/>
      <style:text-properties style:use-window-font-color="true" style:font-name="Courier New1" fo:font-size="10pt" fo:font-weight="normal" officeooo:rsid="0084818b" officeooo:paragraph-rsid="008e30be" style:font-size-asian="10pt" style:font-weight-asian="normal" style:font-size-complex="10pt" style:font-weight-complex="normal"/>
    </style:style>
    <style:style style:name="P33" style:family="paragraph" style:parent-style-name="Standard" style:master-page-name="">
      <loext:graphic-properties draw:fill="none"/>
      <style:paragraph-properties fo:margin-left="1cm" fo:margin-right="0cm" fo:text-align="justify" style:justify-single-word="false" fo:orphans="2" fo:widows="2" fo:text-indent="0cm" style:auto-text-indent="false" style:page-number="auto" fo:background-color="transparent" style:writing-mode="lr-tb"/>
      <style:text-properties style:use-window-font-color="true" style:font-name="Courier New1" fo:font-size="12pt" officeooo:rsid="00851c84" officeooo:paragraph-rsid="00851c84" style:font-size-asian="12pt" style:font-size-complex="12pt"/>
    </style:style>
    <style:style style:name="P34" style:family="paragraph" style:parent-style-name="Standard">
      <loext:graphic-properties draw:fill="none"/>
      <style:paragraph-properties fo:margin-left="1cm" fo:margin-right="0cm" fo:text-align="justify" style:justify-single-word="false" fo:orphans="2" fo:widows="2" fo:text-indent="0cm" style:auto-text-indent="false" fo:background-color="transparent" style:writing-mode="lr-tb"/>
      <style:text-properties style:use-window-font-color="true" style:font-name="Courier New1" fo:font-size="12pt" officeooo:rsid="00851c84" officeooo:paragraph-rsid="00851c84" style:font-size-asian="12pt" style:font-size-complex="12pt"/>
    </style:style>
    <style:style style:name="P35" style:family="paragraph" style:parent-style-name="Standard">
      <style:paragraph-properties fo:text-align="justify" style:justify-single-word="false" fo:padding="0cm" fo:border="none" style:shadow="none" style:writing-mode="lr-tb"/>
      <style:text-properties style:use-window-font-color="true" style:font-name="Times New Roman" fo:font-size="12pt" style:text-underline-style="none" fo:font-weight="normal" officeooo:rsid="008a9fc2" officeooo:paragraph-rsid="008a9fc2" style:font-size-asian="12pt" style:font-weight-asian="normal" style:font-size-complex="12pt" style:font-weight-complex="normal"/>
    </style:style>
    <style:style style:name="P36" style:family="paragraph" style:parent-style-name="Text_20_body">
      <style:paragraph-properties fo:margin-top="0cm" fo:margin-bottom="0cm" loext:contextual-spacing="true" fo:text-align="center" style:justify-single-word="false"/>
      <style:text-properties fo:font-size="14pt" fo:font-style="normal" fo:font-weight="normal" officeooo:paragraph-rsid="009f9e9e" style:font-size-asian="14pt" style:font-style-asian="normal" style:font-weight-asian="normal" style:font-size-complex="14pt" style:font-style-complex="normal" style:font-weight-complex="normal"/>
    </style:style>
    <style:style style:name="P37" style:family="paragraph" style:parent-style-name="Text_20_body" style:master-page-name="">
      <style:paragraph-properties fo:margin-top="0cm" fo:margin-bottom="0cm" loext:contextual-spacing="true" style:page-number="auto">
        <style:tab-stops>
          <style:tab-stop style:position="15.963cm" style:type="right"/>
        </style:tab-stops>
      </style:paragraph-properties>
      <style:text-properties fo:font-style="normal" fo:font-weight="normal" officeooo:rsid="00563505" officeooo:paragraph-rsid="009f9e9e" style:font-style-asian="normal" style:font-weight-asian="normal" style:font-style-complex="normal" style:font-weight-complex="normal"/>
    </style:style>
    <style:style style:name="P38" style:family="paragraph" style:parent-style-name="Heading_20_1">
      <style:paragraph-properties fo:margin-top="0cm" fo:margin-bottom="0cm" loext:contextual-spacing="true">
        <style:tab-stops>
          <style:tab-stop style:position="16.002cm" style:type="right"/>
        </style:tab-stops>
      </style:paragraph-properties>
      <style:text-properties fo:font-style="normal" fo:font-weight="normal" officeooo:paragraph-rsid="009f9e9e" style:font-style-asian="normal" style:font-weight-asian="normal" style:font-style-complex="normal" style:font-weight-complex="normal"/>
    </style:style>
    <style:style style:name="P39" style:family="paragraph" style:parent-style-name="Heading_20_1">
      <style:paragraph-properties fo:margin-top="0cm" fo:margin-bottom="0cm" loext:contextual-spacing="true" fo:text-align="center" style:justify-single-word="false"/>
      <style:text-properties fo:font-size="10pt" fo:font-style="normal" fo:font-weight="bold" officeooo:rsid="005dec52" officeooo:paragraph-rsid="009f9e9e" style:font-size-asian="8.75pt" style:font-style-asian="normal" style:font-weight-asian="bold" style:font-size-complex="10pt" style:font-style-complex="normal" style:font-weight-complex="bold"/>
    </style:style>
    <style:style style:name="P40" style:family="paragraph" style:parent-style-name="Heading_20_1">
      <style:paragraph-properties fo:margin-top="0cm" fo:margin-bottom="0cm" loext:contextual-spacing="true" fo:text-align="center" style:justify-single-word="false"/>
      <style:text-properties fo:font-size="14pt" fo:font-style="normal" fo:font-weight="bold" officeooo:rsid="00e484e7" officeooo:paragraph-rsid="009f9e9e" style:font-size-asian="14pt" style:font-style-asian="normal" style:font-weight-asian="bold" style:font-size-complex="14pt" style:font-style-complex="normal" style:font-weight-complex="bold"/>
    </style:style>
    <style:style style:name="P41" style:family="paragraph" style:parent-style-name="Footnote">
      <style:text-properties officeooo:rsid="011d16a0" officeooo:paragraph-rsid="011d16a0"/>
    </style:style>
    <style:style style:name="P42" style:family="paragraph" style:parent-style-name="Standard">
      <style:paragraph-properties fo:text-align="justify" style:justify-single-word="false"/>
      <style:text-properties style:use-window-font-color="true" fo:font-size="12pt" fo:font-weight="bold" officeooo:rsid="00851c84" officeooo:paragraph-rsid="00851c84" style:font-size-asian="12pt" style:font-weight-asian="bold" style:font-size-complex="12pt" style:font-weight-complex="bold"/>
    </style:style>
    <style:style style:name="P43" style:family="paragraph" style:parent-style-name="Standard">
      <style:paragraph-properties fo:text-align="justify" style:justify-single-word="false"/>
      <style:text-properties style:use-window-font-color="true" fo:font-size="12pt" fo:font-weight="bold" officeooo:rsid="00abca0c" officeooo:paragraph-rsid="00aabda2" style:font-size-asian="12pt" style:font-weight-asian="bold" style:font-size-complex="12pt" style:font-weight-complex="bold"/>
    </style:style>
    <style:style style:name="P44" style:family="paragraph" style:parent-style-name="Standard">
      <style:paragraph-properties fo:text-align="justify" style:justify-single-word="false"/>
      <style:text-properties style:use-window-font-color="true" fo:font-size="12pt" style:text-underline-style="none" fo:font-weight="normal" officeooo:rsid="006f5de4" officeooo:paragraph-rsid="00aabda2" style:font-size-asian="12pt" style:font-weight-asian="normal" style:font-size-complex="12pt" style:font-weight-complex="normal"/>
    </style:style>
    <style:style style:name="P45" style:family="paragraph" style:parent-style-name="Standard">
      <style:paragraph-properties fo:text-align="justify" style:justify-single-word="false"/>
      <style:text-properties style:use-window-font-color="true" fo:font-size="12pt" style:text-underline-style="none" fo:font-weight="normal" officeooo:rsid="00fd6e1e" officeooo:paragraph-rsid="00aabda2" style:font-size-asian="12pt" style:font-weight-asian="normal" style:font-size-complex="12pt" style:font-weight-complex="normal"/>
    </style:style>
    <style:style style:name="P46" style:family="paragraph" style:parent-style-name="Standard">
      <style:paragraph-properties fo:text-align="justify" style:justify-single-word="false"/>
      <style:text-properties style:use-window-font-color="true" fo:font-size="12pt" style:text-underline-style="none" fo:font-weight="normal" officeooo:rsid="00fde251" officeooo:paragraph-rsid="00aabda2" style:font-size-asian="12pt" style:font-weight-asian="normal" style:font-size-complex="12pt" style:font-weight-complex="normal"/>
    </style:style>
    <style:style style:name="P47" style:family="paragraph" style:parent-style-name="Standard">
      <style:paragraph-properties fo:text-align="justify" style:justify-single-word="false"/>
      <style:text-properties style:use-window-font-color="true" fo:font-size="12pt" style:text-underline-style="none" fo:font-weight="bold" officeooo:rsid="00f7db02" officeooo:paragraph-rsid="00aabda2" style:font-size-asian="12pt" style:font-weight-asian="bold" style:font-size-complex="12pt" style:font-weight-complex="bold"/>
    </style:style>
    <style:style style:name="P48" style:family="paragraph" style:parent-style-name="Standard">
      <style:paragraph-properties fo:text-align="justify" style:justify-single-word="false"/>
      <style:text-properties style:use-window-font-color="true" fo:font-size="12pt" style:text-underline-style="none" fo:font-weight="bold" officeooo:rsid="006f5de4" officeooo:paragraph-rsid="00aabda2" style:font-size-asian="12pt" style:font-weight-asian="bold" style:font-size-complex="12pt" style:font-weight-complex="bold"/>
    </style:style>
    <style:style style:name="P49" style:family="paragraph" style:parent-style-name="Standard">
      <style:paragraph-properties fo:text-align="justify" style:justify-single-word="false"/>
      <style:text-properties style:use-window-font-color="true" fo:font-size="12pt" officeooo:rsid="00819585" officeooo:paragraph-rsid="00aabda2" style:font-size-asian="12pt" style:font-size-complex="12pt"/>
    </style:style>
    <style:style style:name="P50" style:family="paragraph" style:parent-style-name="Standard">
      <style:paragraph-properties fo:text-align="justify" style:justify-single-word="false"/>
      <style:text-properties style:use-window-font-color="true" fo:font-size="12pt" officeooo:rsid="00819585" officeooo:paragraph-rsid="009f9e9e" style:font-size-asian="12pt" style:font-size-complex="12pt"/>
    </style:style>
    <style:style style:name="P51" style:family="paragraph" style:parent-style-name="Standard">
      <style:paragraph-properties fo:text-align="justify" style:justify-single-word="false"/>
      <style:text-properties style:use-window-font-color="true" style:font-name="Courier New1" fo:font-size="12pt" style:text-underline-style="none" fo:font-weight="normal" officeooo:rsid="00fd6e1e" officeooo:paragraph-rsid="00aabda2" style:font-size-asian="12pt" style:font-weight-asian="normal" style:font-size-complex="12pt" style:font-weight-complex="normal"/>
    </style:style>
    <style:style style:name="P52" style:family="paragraph" style:parent-style-name="Standard">
      <style:paragraph-properties fo:margin-top="0cm" fo:margin-bottom="0cm" loext:contextual-spacing="true" fo:text-align="justify" style:justify-single-word="false" fo:padding="0.049cm" fo:border="0.06pt solid #000000" style:shadow="none">
        <style:tab-stops>
          <style:tab-stop style:position="15.963cm" style:type="right"/>
        </style:tab-stops>
      </style:paragraph-properties>
      <style:text-properties fo:font-size="12pt" officeooo:paragraph-rsid="00aabda2" style:font-size-asian="12pt" style:font-size-complex="12pt"/>
    </style:style>
    <style:style style:name="P53" style:family="paragraph" style:parent-style-name="Standard">
      <style:paragraph-properties fo:margin-top="0cm" fo:margin-bottom="0.212cm" loext:contextual-spacing="false"/>
      <style:text-properties style:font-name="Times New Roman" fo:font-size="12pt" fo:font-weight="normal" officeooo:rsid="0008b40a" officeooo:paragraph-rsid="00aabda2" style:font-size-asian="12pt" style:font-weight-asian="normal" style:font-name-complex="Arial" style:font-size-complex="12pt" style:font-weight-complex="normal"/>
    </style:style>
    <style:style style:name="P54" style:family="paragraph" style:parent-style-name="Standard">
      <style:paragraph-properties fo:margin-top="0cm" fo:margin-bottom="0.212cm" loext:contextual-spacing="false" fo:text-align="justify" style:justify-single-word="false"/>
      <style:text-properties style:use-window-font-color="true" fo:font-size="12pt" style:text-underline-style="none" fo:font-weight="bold" officeooo:rsid="009dc003" officeooo:paragraph-rsid="00aabda2" style:font-size-asian="12pt" style:font-weight-asian="bold" style:font-name-complex="Arial" style:font-size-complex="12pt" style:font-weight-complex="normal"/>
    </style:style>
    <style:style style:name="P55" style:family="paragraph" style:parent-style-name="Standard" style:master-page-name="">
      <loext:graphic-properties draw:fill="none"/>
      <style:paragraph-properties fo:margin-left="2cm" fo:margin-right="0cm" fo:text-align="justify" style:justify-single-word="false" fo:orphans="2" fo:widows="2" fo:text-indent="0cm" style:auto-text-indent="false" style:page-number="auto" fo:background-color="transparent" style:writing-mode="lr-tb"/>
      <style:text-properties style:use-window-font-color="true" fo:font-size="12pt" style:text-underline-style="none" fo:font-weight="normal" officeooo:rsid="00fd6e1e" officeooo:paragraph-rsid="00aabda2" style:font-size-asian="12pt" style:font-weight-asian="normal" style:font-size-complex="12pt" style:font-weight-complex="normal"/>
    </style:style>
    <style:style style:name="P56" style:family="paragraph" style:parent-style-name="Standard" style:master-page-name="">
      <loext:graphic-properties draw:fill="none"/>
      <style:paragraph-properties fo:margin-left="1.499cm" fo:margin-right="0cm" fo:text-align="justify" style:justify-single-word="false" fo:orphans="2" fo:widows="2" fo:text-indent="0cm" style:auto-text-indent="false" style:page-number="auto" fo:background-color="transparent" style:writing-mode="lr-tb"/>
      <style:text-properties style:use-window-font-color="true" fo:font-size="12pt" style:text-underline-style="none" fo:font-weight="normal" officeooo:rsid="00fd6e1e" officeooo:paragraph-rsid="00aabda2" style:font-size-asian="12pt" style:font-weight-asian="normal" style:font-size-complex="12pt" style:font-weight-complex="normal"/>
    </style:style>
    <style:style style:name="P57" style:family="paragraph" style:parent-style-name="Standard">
      <style:paragraph-properties fo:text-align="justify" style:justify-single-word="false" fo:break-before="page"/>
      <style:text-properties style:use-window-font-color="true" fo:font-size="12pt" fo:font-weight="bold" officeooo:rsid="00851c84" officeooo:paragraph-rsid="00851c84" style:font-size-asian="12pt" style:font-weight-asian="bold" style:font-size-complex="12pt" style:font-weight-complex="bold"/>
    </style:style>
    <style:style style:name="P58" style:family="paragraph" style:parent-style-name="Standard">
      <loext:graphic-properties draw:fill="none"/>
      <style:paragraph-properties fo:text-align="justify" style:justify-single-word="false" fo:break-before="page" fo:background-color="transparent" fo:padding="0.049cm" fo:border="0.06pt solid #000000"/>
      <style:text-properties style:use-window-font-color="true" fo:font-size="12pt" officeooo:rsid="00819585" officeooo:paragraph-rsid="00aabda2" style:font-size-asian="12pt" style:font-size-complex="12pt"/>
    </style:style>
    <style:style style:name="P59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9451df" style:font-weight-asian="bold" style:font-weight-complex="bold"/>
    </style:style>
    <style:style style:name="T3" style:family="text">
      <style:text-properties fo:font-weight="bold" officeooo:rsid="00851c84" style:font-weight-asian="bold" style:font-weight-complex="bold"/>
    </style:style>
    <style:style style:name="T4" style:family="text">
      <style:text-properties fo:font-weight="bold" officeooo:rsid="006f5de4" style:font-weight-asian="bold" style:font-weight-complex="bold"/>
    </style:style>
    <style:style style:name="T5" style:family="text">
      <style:text-properties fo:font-weight="bold" officeooo:rsid="00a1ad43" style:font-weight-asian="bold" style:font-weight-complex="bold"/>
    </style:style>
    <style:style style:name="T6" style:family="text">
      <style:text-properties style:text-underline-style="none"/>
    </style:style>
    <style:style style:name="T7" style:family="text">
      <style:text-properties style:text-underline-style="none" officeooo:rsid="006f5de4"/>
    </style:style>
    <style:style style:name="T8" style:family="text">
      <style:text-properties style:text-underline-style="none" fo:font-weight="bold" officeooo:rsid="006f5de4" style:font-weight-asian="bold" style:font-weight-complex="bold"/>
    </style:style>
    <style:style style:name="T9" style:family="text">
      <style:text-properties style:text-underline-style="none" fo:font-weight="bold" officeooo:rsid="00ffe7f4" style:font-weight-asian="bold" style:font-weight-complex="bold"/>
    </style:style>
    <style:style style:name="T10" style:family="text">
      <style:text-properties style:text-underline-style="none" fo:font-weight="normal" officeooo:rsid="00f73b47" style:font-weight-asian="normal" style:font-weight-complex="normal"/>
    </style:style>
    <style:style style:name="T11" style:family="text">
      <style:text-properties style:text-underline-style="none" fo:font-weight="normal" officeooo:rsid="00fd6e1e" style:font-weight-asian="normal" style:font-weight-complex="normal"/>
    </style:style>
    <style:style style:name="T12" style:family="text">
      <style:text-properties officeooo:rsid="005dec52"/>
    </style:style>
    <style:style style:name="T13" style:family="text">
      <style:text-properties officeooo:rsid="0061a28d"/>
    </style:style>
    <style:style style:name="T14" style:family="text">
      <style:text-properties officeooo:rsid="006f5de4"/>
    </style:style>
    <style:style style:name="T15" style:family="text">
      <style:text-properties style:font-name="Courier New1" style:text-underline-style="none" fo:font-weight="bold" style:font-weight-asian="bold" style:font-weight-complex="bold"/>
    </style:style>
    <style:style style:name="T16" style:family="text">
      <style:text-properties style:font-name="Courier New1" fo:font-size="11pt" style:font-size-asian="11pt" style:font-size-complex="11pt"/>
    </style:style>
    <style:style style:name="T17" style:family="text">
      <style:text-properties style:font-name="Courier New1" fo:font-size="11pt" officeooo:rsid="00960f26" style:font-size-asian="11pt" style:font-size-complex="11pt"/>
    </style:style>
    <style:style style:name="T18" style:family="text">
      <style:text-properties style:font-name="Courier New1" officeooo:rsid="010fbd71"/>
    </style:style>
    <style:style style:name="T19" style:family="text">
      <style:text-properties style:font-name="Courier New1" officeooo:rsid="00f73b47"/>
    </style:style>
    <style:style style:name="T20" style:family="text">
      <style:text-properties style:font-name="Courier New1" officeooo:rsid="00fd6e1e"/>
    </style:style>
    <style:style style:name="T21" style:family="text">
      <style:text-properties style:font-name="Courier New1" fo:font-style="normal" style:text-underline-style="none" fo:font-weight="normal" officeooo:rsid="00a8b323" style:font-style-asian="normal" style:font-weight-asian="normal" style:font-style-complex="normal" style:font-weight-complex="normal"/>
    </style:style>
    <style:style style:name="T22" style:family="text">
      <style:text-properties style:font-name="Courier New1" fo:font-style="normal" style:text-underline-style="none" fo:font-weight="normal" officeooo:rsid="01104835" style:font-style-asian="normal" style:font-weight-asian="normal" style:font-style-complex="normal" style:font-weight-complex="normal"/>
    </style:style>
    <style:style style:name="T23" style:family="text">
      <style:text-properties style:font-name="Courier New1" officeooo:rsid="00a1ad43"/>
    </style:style>
    <style:style style:name="T24" style:family="text">
      <style:text-properties style:font-name="Courier New1" officeooo:rsid="0091d18d"/>
    </style:style>
    <style:style style:name="T25" style:family="text">
      <style:text-properties style:font-name="Courier New1" officeooo:rsid="00854e9b"/>
    </style:style>
    <style:style style:name="T26" style:family="text">
      <style:text-properties style:font-name="Courier New1" officeooo:rsid="00aabda2"/>
    </style:style>
    <style:style style:name="T27" style:family="text">
      <style:text-properties style:text-underline-style="solid" style:text-underline-width="auto" style:text-underline-color="font-color"/>
    </style:style>
    <style:style style:name="T28" style:family="text">
      <style:text-properties style:text-underline-style="solid" style:text-underline-width="auto" style:text-underline-color="font-color" officeooo:rsid="008986b8"/>
    </style:style>
    <style:style style:name="T29" style:family="text">
      <style:text-properties style:text-underline-style="solid" style:text-underline-width="auto" style:text-underline-color="font-color" officeooo:rsid="006f5de4"/>
    </style:style>
    <style:style style:name="T30" style:family="text">
      <style:text-properties style:text-underline-style="solid" style:text-underline-width="auto" style:text-underline-color="font-color" officeooo:rsid="00abca0c"/>
    </style:style>
    <style:style style:name="T31" style:family="text">
      <style:text-properties fo:font-style="italic" style:font-style-asian="italic" style:font-style-complex="italic"/>
    </style:style>
    <style:style style:name="T32" style:family="text">
      <style:text-properties officeooo:rsid="00819585"/>
    </style:style>
    <style:style style:name="T33" style:family="text">
      <style:text-properties fo:font-weight="normal" style:font-weight-asian="normal" style:font-weight-complex="normal"/>
    </style:style>
    <style:style style:name="T34" style:family="text">
      <style:text-properties fo:font-weight="normal" officeooo:rsid="00a43b3e" style:font-weight-asian="normal" style:font-weight-complex="normal"/>
    </style:style>
    <style:style style:name="T35" style:family="text">
      <style:text-properties fo:font-weight="normal" officeooo:rsid="00a5582a" style:font-weight-asian="normal" style:font-weight-complex="normal"/>
    </style:style>
    <style:style style:name="T36" style:family="text">
      <style:text-properties officeooo:rsid="00851c84"/>
    </style:style>
    <style:style style:name="T37" style:family="text">
      <style:text-properties officeooo:rsid="00854e9b"/>
    </style:style>
    <style:style style:name="T38" style:family="text">
      <style:text-properties officeooo:rsid="00871b94"/>
    </style:style>
    <style:style style:name="T39" style:family="text">
      <style:text-properties officeooo:rsid="008986b8"/>
    </style:style>
    <style:style style:name="T40" style:family="text">
      <style:text-properties officeooo:rsid="008a9c09"/>
    </style:style>
    <style:style style:name="T41" style:family="text">
      <style:text-properties style:text-position="sub 58%"/>
    </style:style>
    <style:style style:name="T42" style:family="text">
      <style:text-properties style:text-position="sub 58%" style:font-name="Courier New1" officeooo:rsid="00f73b47"/>
    </style:style>
    <style:style style:name="T43" style:family="text">
      <style:text-properties style:text-position="sub 58%" officeooo:rsid="00abca0c"/>
    </style:style>
    <style:style style:name="T44" style:family="text">
      <style:text-properties officeooo:rsid="0090e63c"/>
    </style:style>
    <style:style style:name="T45" style:family="text">
      <style:text-properties officeooo:rsid="0091d18d"/>
    </style:style>
    <style:style style:name="T46" style:family="text">
      <style:text-properties officeooo:rsid="00842782"/>
    </style:style>
    <style:style style:name="T47" style:family="text">
      <style:text-properties officeooo:rsid="009451df"/>
    </style:style>
    <style:style style:name="T48" style:family="text">
      <style:text-properties style:text-position="0% 100%" officeooo:rsid="00f73b47"/>
    </style:style>
    <style:style style:name="T49" style:family="text">
      <style:text-properties style:text-position="0% 100%" style:font-name="Courier New1" officeooo:rsid="00f73b47"/>
    </style:style>
    <style:style style:name="T50" style:family="text">
      <style:text-properties style:font-name="Times New Roman" fo:font-style="normal" style:text-underline-style="none" fo:font-weight="normal" officeooo:rsid="00a8b323" style:font-style-asian="normal" style:font-weight-asian="normal" style:font-style-complex="normal" style:font-weight-complex="normal"/>
    </style:style>
    <style:style style:name="T51" style:family="text">
      <style:text-properties fo:color="#000000"/>
    </style:style>
    <style:style style:name="T52" style:family="text">
      <style:text-properties fo:color="#000000" officeooo:rsid="00f73b47"/>
    </style:style>
    <style:style style:name="T53" style:family="text">
      <style:text-properties fo:color="#000000" fo:font-weight="normal" officeooo:rsid="00adaa89" style:font-weight-asian="normal" style:font-weight-complex="normal"/>
    </style:style>
    <style:style style:name="T54" style:family="text">
      <style:text-properties fo:color="#000000" fo:font-weight="normal" officeooo:rsid="00fd6e1e" style:font-weight-asian="normal" style:font-weight-complex="normal"/>
    </style:style>
    <style:style style:name="T55" style:family="text">
      <style:text-properties fo:color="#000000" style:text-underline-style="none" fo:font-weight="bold" style:font-weight-asian="bold" style:font-weight-complex="bold"/>
    </style:style>
    <style:style style:name="T56" style:family="text">
      <style:text-properties fo:color="#000000" style:text-underline-style="none" fo:font-weight="bold" officeooo:rsid="00f73b47" style:font-weight-asian="bold" style:font-weight-complex="bold"/>
    </style:style>
    <style:style style:name="T57" style:family="text">
      <style:text-properties fo:color="#000000" style:text-underline-style="none" fo:font-weight="normal" officeooo:rsid="00adaa89" style:font-weight-asian="normal" style:font-weight-complex="normal"/>
    </style:style>
    <style:style style:name="T58" style:family="text">
      <style:text-properties fo:color="#000000" style:text-underline-style="none" fo:font-weight="normal" officeooo:rsid="00fd6e1e" style:font-weight-asian="normal" style:font-weight-complex="normal"/>
    </style:style>
    <style:style style:name="T59" style:family="text">
      <style:text-properties officeooo:rsid="011bf28c"/>
    </style:style>
    <style:style style:name="T60" style:family="text">
      <style:text-properties officeooo:rsid="00b01539"/>
    </style:style>
    <style:style style:name="T61" style:family="text">
      <style:text-properties officeooo:rsid="009fb3c3"/>
    </style:style>
    <style:style style:name="T62" style:family="text">
      <style:text-properties officeooo:rsid="009f9e9e"/>
    </style:style>
    <style:style style:name="T63" style:family="text">
      <style:text-properties officeooo:rsid="010fbd71"/>
    </style:style>
    <style:style style:name="T64" style:family="text">
      <style:text-properties officeooo:rsid="00f73b47"/>
    </style:style>
    <style:style style:name="T65" style:family="text">
      <style:text-properties officeooo:rsid="00fde251"/>
    </style:style>
    <style:style style:name="T66" style:family="text">
      <style:text-properties officeooo:rsid="00a0c580"/>
    </style:style>
    <style:style style:name="T67" style:family="text">
      <style:text-properties officeooo:rsid="00abca0c"/>
    </style:style>
    <style:style style:name="T68" style:family="text">
      <style:text-properties officeooo:rsid="00aabda2"/>
    </style:style>
    <style:style style:name="gr1" style:family="graphic">
      <style:graphic-properties svg:stroke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7"><text:span text:style-name="T59">I</text:span>UT Lannion<text:tab/>Année 20<text:span text:style-name="T60">22</text:span>-20<text:span text:style-name="T61">23</text:span></text:p>
      <text:h text:style-name="P38" text:outline-level="1">Département Informatique <text:tab/>Semestre <text:span text:style-name="T13">1</text:span></text:h>
      <text:h text:style-name="P39" text:outline-level="1"/>
      <text:h text:style-name="P40" text:outline-level="1">R1.01 <text:s text:c="2"/>- <text:s text:c="2"/>Initiation au développement</text:h>
      <text:p text:style-name="P36">Contrôle de TP <text:span text:style-name="T12">n°2</text:span></text:p>
      <text:p text:style-name="P50"/>
      <text:p text:style-name="P50"/>
      <text:p text:style-name="P52"><text:span text:style-name="T55">Exercice </text:span><text:span text:style-name="T56">1</text:span><text:span text:style-name="T57"> : </text:span><text:span text:style-name="T58">récursivité et fonction de test</text:span></text:p>
      <text:p text:style-name="P53"/>
      <text:p text:style-name="P43">Question 1</text:p>
      <text:p text:style-name="P44">Écrivez <text:span text:style-name="T67">une </text:span><text:span text:style-name="T30">fonction récursive</text:span><text:span text:style-name="T30"><text:note text:id="ftn0" text:note-class="footnote"><text:note-citation>1</text:note-citation><text:note-body><text:p text:style-name="P41">Si vous n’arrivez pas à écrire une fonction récursive, fournissez une version itérative de la fonction.</text:p></text:note-body></text:note></text:span><text:span text:style-name="T67"> qui calcule et retourne le terme général U</text:span><text:span text:style-name="T43">n</text:span><text:span text:style-name="T67"> de la suite définie par :</text:span></text:p>
      <text:p text:style-name="P55"><text:tab/>U<text:span text:style-name="T41">0</text:span> = <text:span text:style-name="T63">1</text:span>,</text:p>
      <text:p text:style-name="P56">et<text:tab/>U<text:span text:style-name="T41">n</text:span> = <text:span text:style-name="T63">2</text:span>*U<text:span text:style-name="T41">n-1</text:span> + <text:span text:style-name="T63">2</text:span> <text:s text:c="3"/>pour tout entier n &gt; 0,</text:p>
      <text:p text:style-name="P45"><text:span text:style-name="T31">n</text:span> étant un entier fourni en paramètre d’entrée de la fonction.</text:p>
      <text:p text:style-name="P44"/>
      <text:p text:style-name="P47"/>
      <text:p text:style-name="P47">Question 2</text:p>
      <text:p text:style-name="P44">Écrivez <text:span text:style-name="T64">une procédure <text:s text:c="2"/></text:span><text:span text:style-name="T18">afficherResultat</text:span><text:span text:style-name="T19">(…)</text:span><text:span text:style-name="T64"> <text:s/>qui prend deux entiers en paramètres d’entrée : une valeur </text:span><text:span text:style-name="T19">n</text:span><text:span text:style-name="T64"> et la valeur de </text:span><text:span text:style-name="T19">U</text:span><text:span text:style-name="T42">n</text:span><text:span text:style-name="T64"> attendue. La fonction devra afficher la valeur de </text:span><text:span text:style-name="T19">n</text:span><text:span text:style-name="T64">, la valeur de</text:span><text:span text:style-name="T48"> </text:span><text:span text:style-name="T49">U</text:span><text:span text:style-name="T42">n</text:span><text:span text:style-name="T64"> attendue et la valeur de </text:span><text:span text:style-name="T19">U</text:span><text:span text:style-name="T42">n </text:span><text:span text:style-name="T64">calculée par la fonction de la question 1, comme sur cet exemple : </text:span></text:p>
      <text:p text:style-name="P51"/>
      <text:p text:style-name="P44"><text:span text:style-name="T20">valeur : 2<text:tab/></text:span><text:span text:style-name="T26">résultat</text:span><text:span text:style-name="T20"> attendu : </text:span><text:span text:style-name="T18">4</text:span><text:span text:style-name="T20"><text:tab/></text:span><text:span text:style-name="T26">résultat</text:span><text:span text:style-name="T20"> obtenu : </text:span><text:span text:style-name="T18">4</text:span></text:p>
      <text:p text:style-name="P46"/>
      <text:p text:style-name="P48"/>
      <text:p text:style-name="P48">Q<text:span text:style-name="T65">uestion 3</text:span></text:p>
      <text:p text:style-name="P44">Écrivez <text:span text:style-name="T64">un main qui appelle la fonction </text:span><text:span text:style-name="T18">afficherResultat</text:span><text:span text:style-name="T64"> pour chacun des cas suivants :</text:span></text:p>
      <text:p text:style-name="P46"><draw:line text:anchor-type="paragraph" draw:z-index="0" draw:name="Forme1" draw:style-name="gr1" draw:text-style-name="P59" svg:x1="3.768cm" svg:y1="0.148cm" svg:x2="3.768cm" svg:y2="2.356cm"><text:p/></draw:line><text:tab/><text:tab/>n<text:tab/> <text:s text:c="4"/>U<text:span text:style-name="T41">n</text:span> attendu</text:p>
      <text:p text:style-name="P46"><draw:line text:anchor-type="paragraph" draw:z-index="1" draw:name="Forme2" draw:style-name="gr1" draw:text-style-name="P59" svg:x1="2.157cm" svg:y1="0.005cm" svg:x2="6.51cm" svg:y2="0.005cm"><text:p/></draw:line><text:tab/><text:tab/><text:span text:style-name="T68">2</text:span><text:tab/><text:tab/><text:span text:style-name="T63">10</text:span></text:p>
      <text:p text:style-name="P46"><text:tab/><text:tab/><text:span text:style-name="T68">3<text:tab/><text:tab/>22</text:span></text:p>
      <text:p text:style-name="P46"><text:tab/><text:tab/><text:span text:style-name="T68">4</text:span><text:tab/><text:tab/><text:span text:style-name="T63">46</text:span></text:p>
      <text:p text:style-name="P46"><text:tab/><text:tab/><text:span text:style-name="T68">5</text:span><text:tab/><text:tab/><text:span text:style-name="T68">94</text:span></text:p>
      <text:p text:style-name="P54"/>
      <text:p text:style-name="P49"><text:span text:style-name="T8"/></text:p>
      <text:p text:style-name="P58"><text:span text:style-name="T8">Exercice </text:span><text:span text:style-name="T9">2</text:span><text:span text:style-name="T10"> : </text:span><text:span text:style-name="T11">procédures, fonctions et tableaux 1D</text:span></text:p>
      <text:p text:style-name="P49"><text:span text:style-name="T11"/></text:p>
      <text:p text:style-name="P49">Lors d’une kermesse, une association organise une loterie. Chaque participant doit écrire son nom sur <text:span text:style-name="T62">un</text:span> bulletin et y entourer 5 nombres dans une grille qui en contient 100 (de 0 à 99). En fin de journée, lorsque le tirage a eu lieu, il faut saisir les bulletins et déterminer le ou les gagnant(s).</text:p>
      <text:p text:style-name="P14"/>
      <text:p text:style-name="P2">On appelle <text:span text:style-name="T31">combinaison</text:span> une série de 5 nombres compris entre 0 et 99. Elle représente aussi bien le tirage que les <text:span text:style-name="T38">5 </text:span>nombres entourés sur un bulletin. Le type combinaison est défini comme suit :</text:p>
      <text:p text:style-name="P2"/>
      <text:p text:style-name="P33">#define N 5</text:p>
      <text:p text:style-name="P34">typedef int combinaison[N] ;</text:p>
      <text:p text:style-name="P5"/>
      <text:p text:style-name="P18">Question 1</text:p>
      <text:p text:style-name="P8"><text:span text:style-name="T14">Écrivez une </text:span><text:span text:style-name="T4">procédure</text:span> <text:span text:style-name="T36">qui </text:span>initialise à <text:span text:style-name="T40">-1</text:span> tous les <text:span text:style-name="T39">éléments</text:span> d’u<text:span text:style-name="T45">ne combinaison</text:span> <text:span text:style-name="T36">passée en paramètre.</text:span></text:p>
      <text:p text:style-name="P18"/>
      <text:p text:style-name="P18"/>
      <text:p text:style-name="P18">Question 2</text:p>
      <text:p text:style-name="P1">Écrivez une <text:span text:style-name="T1">procédure</text:span> qui lit au clavier 5 nombres et les stocke dans une combinaison passée en paramètre. La procédure devra vérifier que les valeurs sont comprises entre 0 et 99. Par contre, on supposera que l’utilisateur ne saisit pas deux fois la même valeur.</text:p>
      <text:p text:style-name="P6"/>
      <text:p text:style-name="P6"/>
      <text:p text:style-name="P19">Question <text:span text:style-name="T47">3</text:span></text:p>
      <text:p text:style-name="P25"><text:span text:style-name="T14">Écrivez une </text:span><text:span text:style-name="T4">fonction</text:span><text:span text:style-name="T14"> qui retourne</text:span> <text:span text:style-name="T23">true</text:span> si le nombre <text:span text:style-name="T45">passé en paramètre</text:span> est présent dans <text:span text:style-name="T46">une combinaison</text:span>, <text:span text:style-name="T45">elle aussi passée en paramètre. La fonction doit retourner </text:span><text:span text:style-name="T24">false</text:span> sinon.</text:p>
      <text:p text:style-name="P20"/>
      <text:p text:style-name="P20"/>
      <text:p text:style-name="P3"><text:span text:style-name="T1">Question </text:span><text:span text:style-name="T2">4</text:span></text:p>
      <text:p text:style-name="P24">Écrivez une <text:span text:style-name="T1">procédure</text:span> qui affiche une combinaison passée en paramètre, sous la forme :</text:p>
      <text:p text:style-name="P22"/>
      <text:p text:style-name="P28"><text:tab/><text:tab/><text:tab/><text:span text:style-name="T66">10</text:span> – 99 – <text:span text:style-name="T66">5</text:span> – <text:span text:style-name="T66">3</text:span>9 - <text:span text:style-name="T66">57</text:span></text:p>
      <text:p text:style-name="P23"/>
      <text:p text:style-name="P23">En cas d’erreur (si la combinaison contient -1), la procédure affichera un message.</text:p>
      <text:p text:style-name="P18"/>
      <text:p text:style-name="P18"/>
      <text:p text:style-name="P18">Question <text:span text:style-name="T47">5</text:span></text:p>
      <text:p text:style-name="P7"><text:span text:style-name="T14">Écrivez une </text:span><text:span text:style-name="T4">procédure</text:span><text:span text:style-name="T14"> qui génère aléatoirement </text:span>5 <text:span text:style-name="T36">nombres entiers compris entre 0 et 99 et qui les stocke dans une combinaison passée en paramètre. </text:span><text:span text:style-name="T50">On rappelle que la fonction </text:span><text:span text:style-name="T21">rand()</text:span><text:span text:style-name="T50"> retourne un entier compris entre </text:span><text:span text:style-name="T21">0</text:span><text:span text:style-name="T50"> et </text:span><text:span text:style-name="T21">RAND_MAX</text:span><text:span text:style-name="T50">, et qu’il faut impérativement exécuter </text:span><text:span text:style-name="T22">s</text:span><text:span text:style-name="T21">rand(time(NULL)); <text:s/></text:span><text:span text:style-name="T50">au début du programme.</text:span></text:p>
      <text:p text:style-name="P10"/>
      <text:p text:style-name="P10"><text:span text:style-name="T28">ATTENTION</text:span><text:span text:style-name="T39"> : la fonction doit générer 5 nombres entiers </text:span><text:span text:style-name="T28">distincts</text:span><text:span text:style-name="T39"> (on n’admet pas deux fois la même valeur dans le tirage).</text:span></text:p>
      <text:p text:style-name="P18"/>
      <text:p text:style-name="P57">Question <text:span text:style-name="T47">6</text:span></text:p>
      <text:p text:style-name="P26"><text:span text:style-name="T14">Écrivez une </text:span><text:span text:style-name="T4">procédure</text:span><text:span text:style-name="T14"> qui prend deux combinaisons en paramètres (un bulletin et le tirage) et qui fournit en </text:span><text:span text:style-name="T29">paramètre de sortie</text:span><text:span text:style-name="T14"> le n</text:span>ombre de <text:span text:style-name="T39">"bons" numéros du bulletin, c’est à dire le nombre de </text:span>numéros <text:span text:style-name="T32">du <text:s/>bulletin qui sont présents dans le tirage.</text:span></text:p>
      <text:p text:style-name="P12"/>
      <text:p text:style-name="P15"><text:span text:style-name="T27">Exemple </text:span>: si le tirage est <text:s text:c="2"/><text:span text:style-name="T16">17 </text:span><text:span text:style-name="T17">-</text:span><text:span text:style-name="T16"> 5 </text:span><text:span text:style-name="T17">-</text:span><text:span text:style-name="T16"> 78 </text:span><text:span text:style-name="T17">-</text:span><text:span text:style-name="T16"> 22 - 9</text:span> <text:s text:c="2"/>et que le bulletin possède les numéros <text:s text:c="16"/><text:span text:style-name="T16">19 </text:span><text:span text:style-name="T17">-</text:span><text:span text:style-name="T16"> 67 </text:span><text:span text:style-name="T17">-</text:span><text:span text:style-name="T16"> 32 </text:span><text:span text:style-name="T17">-</text:span><text:span text:style-name="T16"> 5 - 17</text:span>, alors la fonction doit <text:span text:style-name="T66">fournir</text:span> 2 <text:span text:style-name="T66">en paramètre de sortie </text:span>(<text:span text:style-name="T66">en effet, le bulletin possède </text:span>2 <text:span text:style-name="T39">"</text:span>bons<text:span text:style-name="T39">"</text:span> numéros).</text:p>
      <text:p text:style-name="P21"/>
      <text:p text:style-name="P21"/>
      <text:p text:style-name="P4"><text:span text:style-name="T1">Question </text:span><text:span text:style-name="T5">7</text:span></text:p>
      <text:p text:style-name="P27"><text:span text:style-name="T14">Écrivez une </text:span><text:span text:style-name="T5">fonction</text:span><text:span text:style-name="T14"> qui prend une combinaison en paramètre et qui retourne le plus grand nombre que contient cette combinaison. </text:span><text:span text:style-name="T34">En cas d’erreur (si la combinaison contient -1), la </text:span><text:span text:style-name="T35">fonction devra retourner -1</text:span><text:span text:style-name="T34">.</text:span></text:p>
      <text:p text:style-name="P16"/>
      <text:p text:style-name="P15"/>
      <text:p text:style-name="P17"><text:span text:style-name="T3">Question </text:span><text:span text:style-name="T5">8</text:span></text:p>
      <text:p text:style-name="P11"><text:span text:style-name="T7">Écrivez un </text:span><text:span text:style-name="T15">main</text:span><text:span text:style-name="T6"> qui </text:span>effectue <text:span text:style-name="T37">un</text:span> tirage, <text:span text:style-name="T37">puis qui lit au clavier une suite de bulletins avec pour <text:s/>chaque bulletin, la saisie du nom du participant et des 5 nombres entourés. La saisie s’arrête quand on tape * à la place du nom. Le </text:span><text:span text:style-name="T25">main</text:span><text:span text:style-name="T37"> affichera à chaque fois le nom du participant et le nombre de bons numéros, comme sur l’exemple suivant.</text:span></text:p>
      <text:p text:style-name="P13"/>
      <text:p text:style-name="P9"><text:span text:style-name="T37">E</text:span>xemple d’exécution <text:span text:style-name="T37">(les saisies de l’utilisateur sont en gras) :</text:span></text:p>
      <text:p text:style-name="P9"/>
      <text:p text:style-name="P29"><text:span text:style-name="T33">Nom : </text:span>DUCHEMIN</text:p>
      <text:p text:style-name="P31">Bulletin :</text:p>
      <text:p text:style-name="P29">4</text:p>
      <text:p text:style-name="P29">45</text:p>
      <text:p text:style-name="P29">56</text:p>
      <text:p text:style-name="P29">16</text:p>
      <text:p text:style-name="P29">77</text:p>
      <text:p text:style-name="P31">R<text:span text:style-name="T44">e</text:span>sultat DUCHEMIN : 2 bons num<text:span text:style-name="T44">e</text:span>ros</text:p>
      <text:p text:style-name="P32"/>
      <text:p text:style-name="P32">Nom : <text:span text:style-name="T1">DUMOULIN</text:span></text:p>
      <text:p text:style-name="P31">Bulletin :</text:p>
      <text:p text:style-name="P29">8</text:p>
      <text:p text:style-name="P29">64</text:p>
      <text:p text:style-name="P29">32</text:p>
      <text:p text:style-name="P29">99</text:p>
      <text:p text:style-name="P29">0</text:p>
      <text:p text:style-name="P31">R<text:span text:style-name="T44">e</text:span>sultat DUMOULIN : 3 bons num<text:span text:style-name="T44">e</text:span>ros</text:p>
      <text:p text:style-name="P30"><text:span text:style-name="T33">Nom : </text:span>*</text:p>
      <text:p text:style-name="P3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fr" fo:country="FR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fr" fo:country="FR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justify" style:justify-single-word="false" fo:keep-with-next="always"/>
      <style:text-properties fo:font-style="italic" style:font-style-asian="italic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WW8Num3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Police_20_par_20_défaut" style:display-name="Police par défau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imes New Roman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style:num-format="1">
        <style:list-level-properties text:list-level-position-and-space-mode="label-alignment">
          <style:list-level-label-alignment text:label-followed-by="listtab" text:list-tab-stop-position="2.498cm" fo:text-indent="-1.249cm" fo:margin-left="2.498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exercice 1 : (boucle tant que)</dc:title>
    <meta:initial-creator>POULAIN</meta:initial-creator>
    <meta:creation-date>2011-10-03T11:34:00</meta:creation-date>
    <dc:date>2023-11-15T15:26:28.715000000</dc:date>
    <meta:print-date>2014-10-03T16:36:10.99</meta:print-date>
    <meta:editing-cycles>117</meta:editing-cycles>
    <meta:editing-duration>P8DT8H50M1S</meta:editing-duration>
    <meta:generator>LibreOffice/6.1.2.1$Windows_X86_64 LibreOffice_project/65905a128db06ba48db947242809d14d3f9a93fe</meta:generator>
    <meta:document-statistic meta:table-count="0" meta:image-count="0" meta:object-count="0" meta:page-count="3" meta:paragraph-count="64" meta:word-count="722" meta:character-count="4048" meta:non-whitespace-character-count="3329"/>
    <meta:user-defined meta:name="Info 1"/>
    <meta:user-defined meta:name="Info 2"/>
    <meta:user-defined meta:name="Info 3"/>
    <meta:user-defined meta:name="Info 4"/>
  </office:meta>
</office:document-meta>
</file>